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3C0BF446109DD312.png" manifest:media-type="image/png"/>
  <manifest:file-entry manifest:full-path="Pictures/100000010000020000000200E879D26B5B2C765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ea100" draw:textarea-horizontal-align="justify" draw:textarea-vertical-align="middle" draw:auto-grow-height="false" fo:min-height="14.555cm" fo:min-width="14.30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4.058cm" fo:min-width="13.81cm"/>
    </style:style>
    <style:style style:name="gr3" style:family="graphic" style:parent-style-name="standard">
      <style:graphic-properties draw:stroke="none" draw:fill-color="#fea100" draw:textarea-horizontal-align="justify" draw:textarea-vertical-align="middle" draw:auto-grow-height="false" fo:min-height="13.63cm" fo:min-width="13.3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ea1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405cm" svg:height="16.405cm" svg:x="2.293cm" svg:y="5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858cm" svg:height="15.856cm" svg:x="2.538cm" svg:y="5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.38cm" svg:height="15.38cm" svg:x="2.773cm" svg:y="5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9.861cm" svg:height="9.861cm" draw:transform="rotate (-1.5707963267949) translate (15.629cm 10.563cm)">
          <draw:image xlink:href="Pictures/100000010000020000000200E879D26B5B2C765E.png" xlink:type="simple" xlink:show="embed" xlink:actuate="onLoad" draw:mime-type="image/png">
            <text:p/>
          </draw:image>
        </draw:frame>
        <draw:frame draw:style-name="gr4" draw:text-style-name="P3" draw:layer="layout" svg:width="6.183cm" svg:height="6.185cm" svg:x="7.62cm" svg:y="6.111cm">
          <draw:image xlink:href="Pictures/1000000100000200000002003C0BF446109DD31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29:21.681901455</meta:creation-date>
    <dc:date>2023-11-20T21:55:39.867215524</dc:date>
    <meta:editing-duration>PT21M51S</meta:editing-duration>
    <meta:editing-cycles>3</meta:editing-cycles>
    <meta:generator>LibreOffice/7.5.8.2$Linux_X86_64 LibreOffice_project/50$Build-2</meta:generator>
    <meta:document-statistic meta:object-count="5"/>
  </office:meta>
</office:document-meta>
</file>